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vantages of micro service architectures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4-01-02" calcext:value-type="date" table:number-columns-spanned="1" table:number-rows-spanned="5">
            <text:p>02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roservices with spring cloud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setting up limits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Hard coded limits service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Task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18:07:22.6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02T18:07:44.940000000</dc:date>
    <meta:editing-duration>P2DT4H35S</meta:editing-duration>
    <meta:editing-cycles>66</meta:editing-cycles>
    <meta:generator>LibreOffice/7.2.2.2$Windows_X86_64 LibreOffice_project/02b2acce88a210515b4a5bb2e46cbfb63fe97d56</meta:generator>
    <meta:document-statistic meta:table-count="1" meta:cell-count="14" meta:object-count="0"/>
  </office:meta>
</office:document-meta>
</file>